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fo:language="de" fo:country="DE"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text-properties fo:font-size="14pt" fo:language="de" fo:country="DE" style:text-underline-style="solid" style:text-underline-width="auto" style:text-underline-color="font-color" fo:font-weight="normal" style:font-size-asian="14pt" style:font-weight-asian="normal" style:font-size-complex="14pt" style:font-weight-complex="normal"/>
    </style:style>
    <style:style style:name="P3" style:family="paragraph" style:parent-style-name="Standard">
      <style:text-properties fo:font-size="14pt" fo:language="de" fo:country="DE" style:text-underline-style="none" fo:font-weight="bold" style:font-size-asian="14pt" style:font-weight-asian="bold" style:font-size-complex="14pt" style:font-weight-complex="bold"/>
    </style:style>
    <style:style style:name="P4" style:family="paragraph" style:parent-style-name="Standard">
      <style:text-properties fo:font-size="14pt" fo:language="de" fo:country="DE" style:text-underline-style="none" fo:font-weight="normal" style:font-size-asian="14pt" style:font-weight-asian="normal" style:font-size-complex="14pt" style:font-weight-complex="normal"/>
    </style:style>
    <style:style style:name="P5" style:family="paragraph" style:parent-style-name="Standard">
      <style:paragraph-properties fo:margin-left="1.251cm" fo:margin-right="0cm" fo:text-indent="0cm" style:auto-text-indent="false"/>
      <style:text-properties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6" style:family="paragraph" style:parent-style-name="Standard">
      <style:paragraph-properties fo:margin-left="1.251cm" fo:margin-right="0cm" fo:text-indent="0cm" style:auto-text-indent="false"/>
      <style:text-properties fo:font-size="14pt" fo:language="de" fo:country="DE" style:text-underline-style="none" fo:font-weight="normal" style:font-size-asian="14pt" style:font-weight-asian="normal" style:font-size-complex="14pt" style:font-weight-complex="normal"/>
    </style:style>
    <style:style style:name="P7" style:family="paragraph" style:parent-style-name="Standard">
      <style:paragraph-properties fo:margin-left="1.251cm" fo:margin-right="0cm" fo:text-indent="0cm" style:auto-text-indent="false"/>
      <style:text-properties style:font-name="Times New Roman1"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8" style:family="paragraph" style:parent-style-name="Standard" style:list-style-name="L1">
      <style:text-properties fo:language="de" fo:country="DE"/>
    </style:style>
    <style:style style:name="P9" style:family="paragraph" style:parent-style-name="Standard" style:list-style-name="L1">
      <style:text-properties fo:language="de" fo:country="DE" fo:font-style="normal" style:font-style-asian="normal" style:font-style-complex="normal"/>
    </style:style>
    <style:style style:name="P10" style:family="paragraph" style:parent-style-name="Standard" style:list-style-name="L2">
      <style:text-properties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11" style:family="paragraph" style:parent-style-name="Standard">
      <style:text-properties fo:font-size="14pt" fo:language="de" fo:country="DE" style:text-underline-style="none" fo:font-weight="normal" style:font-size-asian="14pt" style:font-weight-asian="normal" style:font-size-complex="14pt" style:font-weight-complex="normal"/>
    </style:style>
    <style:style style:name="P12" style:family="paragraph" style:parent-style-name="Standard" style:list-style-name="L3">
      <style:text-properties fo:font-size="14pt" fo:language="de" fo:country="DE" style:text-underline-style="none" fo:font-weight="normal" style:font-size-asian="14pt" style:font-weight-asian="normal" style:font-size-complex="14pt" style:font-weight-complex="normal"/>
    </style:style>
    <style:style style:name="P13" style:family="paragraph" style:parent-style-name="Standard" style:list-style-name="L4">
      <style:text-properties fo:font-size="14pt" fo:language="de" fo:country="DE" style:text-underline-style="none" fo:font-weight="normal" style:font-size-asian="14pt" style:font-weight-asian="normal" style:font-size-complex="14pt" style:font-weight-complex="normal"/>
    </style:style>
    <style:style style:name="P14" style:family="paragraph" style:parent-style-name="Standard" style:list-style-name="L5">
      <style:text-properties fo:font-size="14pt" fo:language="de" fo:country="DE" style:text-underline-style="none" fo:font-weight="normal" style:font-size-asian="14pt" style:font-weight-asian="normal" style:font-size-complex="14pt" style:font-weight-complex="normal"/>
    </style:style>
    <style:style style:name="P15" style:family="paragraph" style:parent-style-name="Standard" style:list-style-name="L6">
      <style:text-properties fo:font-size="14pt" fo:language="de" fo:country="DE" style:text-underline-style="none" fo:font-weight="normal" style:font-size-asian="14pt" style:font-weight-asian="normal" style:font-size-complex="14pt" style:font-weight-complex="normal"/>
    </style:style>
    <style:style style:name="P16" style:family="paragraph" style:parent-style-name="Standard" style:list-style-name="L7">
      <style:text-properties fo:font-size="14pt" fo:language="de" fo:country="DE" style:text-underline-style="none" fo:font-weight="normal" style:font-size-asian="14pt" style:font-weight-asian="normal" style:font-size-complex="14pt" style:font-weight-complex="normal"/>
    </style:style>
    <style:style style:name="P17" style:family="paragraph" style:parent-style-name="Standard" style:list-style-name="L8">
      <style:text-properties fo:font-size="14pt" fo:language="de" fo:country="DE" style:text-underline-style="none" fo:font-weight="normal" style:font-size-asian="14pt" style:font-weight-asian="normal" style:font-size-complex="14pt" style:font-weight-complex="normal"/>
    </style:style>
    <style:style style:name="P18" style:family="paragraph" style:parent-style-name="Standard">
      <style:text-properties fo:font-size="14pt" fo:language="de" fo:country="DE" style:text-underline-style="none" fo:font-weight="bold" style:font-size-asian="14pt" style:font-weight-asian="bold" style:font-size-complex="14pt" style:font-weight-complex="bold"/>
    </style:style>
    <style:style style:name="P19" style:family="paragraph" style:parent-style-name="Standard">
      <style:text-properties fo:font-size="14pt" fo:language="de" fo:country="DE" style:text-underline-style="solid" style:text-underline-width="auto" style:text-underline-color="font-color" fo:font-weight="normal" style:font-size-asian="14pt" style:font-weight-asian="normal" style:font-size-complex="14pt" style:font-weight-complex="normal"/>
    </style:style>
    <style:style style:name="T1" style:family="text">
      <style:text-properties fo:font-style="normal" style:font-style-asian="normal" style:font-style-complex="normal"/>
    </style:style>
    <style:style style:name="T2" style:family="text">
      <style:text-properties fo:font-size="14pt" style:text-underline-style="none" fo:font-weight="normal" style:font-size-asian="14pt" style:font-weight-asian="normal" style:font-size-complex="14pt" style:font-weight-complex="normal"/>
    </style:style>
    <style:style style:name="T3" style:family="text">
      <style:text-properties fo:font-size="14pt" fo:font-style="italic" style:text-underline-style="none" fo:font-weight="normal" style:font-size-asian="14pt" style:font-style-asian="italic" style:font-weight-asian="normal" style:font-size-complex="14pt" style:font-style-complex="italic" style:font-weight-complex="normal"/>
    </style:style>
    <style:style style:name="T4" style:family="text">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T5" style:family="text">
      <style:text-properties style:font-name="Times New Roman1"/>
    </style:style>
    <style:style style:name="T6"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ntwicklung einer dezentralen Android App zur Unterstützung der Hausaufgaben von Schülern und Schülerinnen</text:p>
      <text:p text:style-name="P1"/>
      <text:p text:style-name="P1">1. Analyse</text:p>
      <text:p text:style-name="P1"/>
      <text:p text:style-name="P3">Analyse der Aufgabenstellung:</text:p>
      <text:p text:style-name="P3"/>
      <text:p text:style-name="P4">Zerlegung der einzelnen Begrifflichkeiten und deren Bedeutung. Wie entwickelt man Software? Was sind die allgemeinen Schritte bei der Softwareentwicklung? Wie entwickelt man gute Software? Was bedeutet dezentral? Was ist Android und wozu wird Android genutzt? Wie können die Schülerinnen und Schüler bei ihren Hausaufgaben unterstützt werden?</text:p>
      <text:p text:style-name="P4"/>
      <text:p text:style-name="P2">Wie entwickelt man Software?</text:p>
      <text:p text:style-name="P4"/>
      <text:p text:style-name="P4">In der Softwareentwicklung bezeichnet man die Schritte die ein Softwareentwickler bei der Entwicklung von Software durchlaufen sollte als Softwareentwicklungsprozesse. In der Regel unterscheidet man 4 Softwareentwicklungsprozesse. </text:p>
      <text:list xml:id="list4330823919361409495" text:style-name="L1">
        <text:list-item>
          <text:p text:style-name="P8"><text:span text:style-name="T2">Die </text:span><text:span text:style-name="T3">Softwarespezifikationen </text:span><text:span text:style-name="T4">bei denen Softwareentwickler und Kunde gemeinsam die zu entwickelnde Software definieren und deren Operationen einschränken.</text:span></text:p>
        </text:list-item>
        <text:list-item>
          <text:p text:style-name="P9"><text:span text:style-name="T2">Die </text:span><text:span text:style-name="T3">Softwareentwicklung</text:span><text:span text:style-name="T2"> bei der die Software konzipiert und programmiert wird.</text:span></text:p>
        </text:list-item>
        <text:list-item>
          <text:p text:style-name="P9"><text:span text:style-name="T2">Die </text:span><text:span text:style-name="T3">Software-Validierung </text:span><text:span text:style-name="T2">bei der die Software getestet wird, um sicherzustellen, dass die Software den Ansprüchen des Kunden entspricht.</text:span></text:p>
        </text:list-item>
        <text:list-item>
          <text:p text:style-name="P9"><text:span text:style-name="T2">Die </text:span><text:span text:style-name="T3">Softwareweiterentwicklung </text:span><text:span text:style-name="T2">bei der die Software modifiziert wird, um diese an die Änderungen der Anforderungen des Marktes und des Kunden anzupassen.</text:span></text:p>
        </text:list-item>
      </text:list>
      <text:p text:style-name="P4">(vgl. Sommerville Software Engineering 2004 S.8)</text:p>
      <text:p text:style-name="P4"/>
      <text:p text:style-name="P4">Der Aufbau der Bachelorarbeit orientiert sich an diesen 4 Softwareentwicklungsprozessen. In Kapitel 2 dieser Arbeit werden verschiedenste Use-Cases(Nutzungsszenarien oder Anwendungsfälle) aufgestellt und Analysiert. Aus diesen Use-Cases können dann wiederum diverse Spezifikationen definiert werden. Zudem werden in Kapitel 2 ähnliche Hausaufgabenheft Anwendungen verglichen und nach selbstdefinierten Kriterien bewertet. An Hand dieses Vergleichs und der anschließenden Bewertung der einzelnen Anwendungen können weitere Spezifikationen definiert werden. Der Vergleich mit anderen Anwendungen kann als Inspiration verstanden werden und ist sehr nützlich beim konzipieren noch nicht bedachter Funktionalitäten. Wie die definierten Spezifikationen implementiert werden und wie die dafür konzipierte Struktur der Software aussieht wird in Kapitel 3 geklärt. Wie ich die Anwendung teste und wie das Ergebnis dieser Tests ist zeigt Kapitel 4. In Kapitel 5 also der Softwareweiterentwicklung wird eine Einschätzung bzw. Kritik der bisherigen Anwendung vorgenommen, sprich was kann die <text:soft-page-break/>Anwendung auf dem aktuellsten Stand, wie kann die Anwendung verbessert werden und welche Folgeanwendungen könnten aus dieser Anwendung entstehen.</text:p>
      <text:p text:style-name="P4"/>
      <text:p text:style-name="P2">Was sind die Eigenschaften guter Software? </text:p>
      <text:p text:style-name="P4"/>
      <text:p text:style-name="P4">Zusätzlich zu den Funktionalitäten der Software existieren noch andere Eigenschaften, mit denen untersucht werden kann, ob Software gut oder schlecht entwickelt wurde oder man benutzt das Vorwissen dieser Eigenschaften um bei der Entwicklung neuer Software diese Eigenschaften als grundlegende Entwicklungskriterien zu verwenden. Bei den nachfolgend erklärten Eigenschaften handelt es sich um nicht funktionale Eigenschaften und anders als bei den softwarespezifischen funktionalen Eigenschaften sind die nicht funktionalen Eigenschaften weniger spezifisch als allgemeingültig. Funktionale Eigenschaften werden während der Phase der Softwarespezifikation von Softwareentwickler und Kunden definiert und sind je nach Projekt unterschiedlich also Software spezifisch. Nicht funktionale Eigenschaften gelten für alle Softwareprojekte gleich und sind somit weniger spezifisch als verallgemeinert. Die Eigenschaften guter Software sind:</text:p>
      <text:p text:style-name="P4"/>
      <text:list xml:id="list1213900672852344888" text:style-name="L2">
        <text:list-item>
          <text:p text:style-name="P10">Wartbarkeit: <text:span text:style-name="T1">Software sollte so geschrieben sein, dass sie wiederverwendet und weiterentwickelt werden kann, um sich den Veränderungen der Bedürfnissen der Kunden anzupassen. Die Wartbarkeit ist eine ausschlaggebende Eigenschaft, weil die Veränderung der Software eine unumgängliche Konsequenz aus der Veränderung des Geschäfts-Umfeldes ist.</text:span></text:p>
        </text:list-item>
        <text:list-item>
          <text:p text:style-name="P10">Zuverlässigkeit:<text:span text:style-name="T1"> Software-Zuverlässigkeit beinhaltet verschiedene Merkmale, z.B. Verlässlichkeit, Fehlertoleranz und Sicherheit. Im Falle eines Systemfehlers, sollte Zuverlässige Software keinen physischen oder ökonomischen Schaden anrichten.</text:span></text:p>
        </text:list-item>
        <text:list-item>
          <text:p text:style-name="P10">Effizienz:<text:span text:style-name="T1"> Software sollte keine Systemressourcen verschwenden, wie z.B. Speicher oder Prozessor Zyklen, daher beinhaltet Effizienz Speicherausnutzung, Prozessorzeit, Antwortzeiten für Anwender etc. </text:span></text:p>
        </text:list-item>
        <text:list-item>
          <text:p text:style-name="P10">Benutzbarkeit: <text:span text:style-name="T1">Software muss benutzbar sein, ohne unangemessenen Aufwand, von den Benutzern für die diese Software konzipiert wurde. D.h. Software sollte eine angemessene Benutzeroberfläche haben und hinreichend dokumentiert sein.</text:span></text:p>
        </text:list-item>
      </text:list>
      <text:p text:style-name="P4">(Sommerville Software Engineering 2004 S.12ff )</text:p>
      <text:p text:style-name="P4"/>
      <text:p text:style-name="P4">Diese 4 nicht funktionalen Attribute guter Software sollen grundlegende Kriterien bei der Entwicklung der Hausaufgabenheft-Anwendung bilden. Zudem können diese Kriterien bei späteren Vergleichen mit ähnlichen Hausaufgabenheft-Anwendung herangezogen werden. Im Kritik Abschnitt dieser Arbeit werden diese nicht funktionalen Attribute für die Bewertung der Software benutzt, um festzustellen ob die Software die Rahmenbedingungen guter Software erfüllt oder an welchen Stellen der Software Verbesserungen vorgenommen werden können.</text:p>
      <text:p text:style-name="P4"/>
      <text:p text:style-name="P2"><text:soft-page-break/>Was bedeutet dezentral?</text:p>
      <text:p text:style-name="P7"/>
      <text:p text:style-name="P4">/<text:span text:style-name="T6">/TODO DEFIS AUS IT DUDEN BESORGEN </text:span>Die Begriffe dezentral und verteilt werden im Nachfolgenden Teil synonym verwendet. </text:p>
      <text:p text:style-name="P4"/>
      <text:p text:style-name="P5"><text:span text:style-name="T5">»Ein verteiltes System ist eine Ansammlung unabhängiger Computer, die den Benutzern wie ein einzelnes kohärentes System erscheint.«</text:span><text:span text:style-name="T5"><text:note text:id="ftn1" text:note-class="footnote"><text:note-citation>1</text:note-citation><text:note-body><text:p text:style-name="Footnote">Tanenbaum, Andrew S., Maarten van Steen: Verteilte Systeme. <text:span text:style-name="T6">Nachbessern</text:span></text:p></text:note-body></text:note></text:span></text:p>
      <text:p text:style-name="P7"/>
      <text:p text:style-name="P4">Die Hausaufgabenheft-Anwendung ist eine Komponente des SharkNet. Das SharkNet ist eine Ansammlung verschiedener Komponenten die unter anderem ein Soziales Netzwerk realisieren. Innerhalb dieses Netzwerkes können die Knoten über Chat-Funktionalitäten miteinander kommunizieren, Daten austauschen, Interessen teilen, eigene Benutzerprofile erstellen etc. </text:p>
      <text:p text:style-name="P4"/>
      <text:p text:style-name="P4">Die Knoten des SharkNet werden als Peers bezeichnet. Ein Peer symbolisiert eine Person, genauer das Endgerät einer Person z.B. ein Smartphone, ein Tablet, ein Computer oder ein SmartTV. SharkNet ist ein Verteiltes System, welches aus einer Ansammlung unabhängiger Smartphones, Tablets, Computer oder SmartTV's bestehen kann. Immer mehr Geräte, auch Kühlschränke oder Waschmaschinen, beinhalten Prozessoren und andere Computer-Hardware und können Daten mit anderen Geräten austauschen(Internet-of-Things). Die Verteilung eines Systems ist somit nicht unbedingt auf PC's oder Laptops beschränkt. <text:s/></text:p>
      <text:p text:style-name="P4"/>
      <text:p text:style-name="P4">Zum Beispiel die Technik des Raspberry pi. Diese kleinen, verhältnismäßig günstigen Minicomputer können an verschiedenen Orten angebracht werden, in Klassenräumen vor Schulgebäuden an öffentlichen Plätzen etc. Theoretisch könnten diese <text:s/>Raspberry pi's eine Implementierung des ScharkNets verwenden und mit anderen Peers kommunizieren und Daten austauschen. Ein Raspberry pi mit entsprechender Konfigurierung wird vor Klassenraum XY installiert, dann können alle Schülerinnen und Schüler, die SharkNet auf ihrem Smartphone installiert haben, ihre Hausaufgabenheft-Anwendung mit diesem Raspberry pi synchronisieren und besondere Informationen erhalten z.B. Aktualisierungen der Metadaten der Schule, ausfallende Lehrer, Events der Schule etc. <text:s/></text:p>
      <text:p text:style-name="P4"/>
      <text:p text:style-name="P4">Die Kommunikation in einem dezentralen System arbeitet ohne Server und ohne 2. bzw. 3. Betreiber. <text:s/>Die Peers im dezentralen SharkNet kommunizieren und synchronisieren sich direkt über NFC oder Wifi-Direct miteinander(Peer-to-Peer) und benötigen keinen Server. Hausaufgaben und Stundenpläne werden Peer-to-Peer synchronisiert. Welche Schülerin oder welcher Schüler genau welche Stundenpläne oder Hausaufgaben zugesendet bekommt wird von den einstellbaren Interessen eines jeden Peers abhängen. Interessiert sich ein Peer für alle Hausaufgaben einer bestimmten Klasse, dann werden ihm alle Informationen zugesendet die von einem anderen Peer freigegeben und vorhanden sind. D.h. Ein zweites Peer muss das Interesse haben Hausaufgaben, dieser angegebenen Klasse, mit allen oder mit diesem <text:soft-page-break/>speziellen Peer zu teilen. <text:s/></text:p>
      <text:p text:style-name="P4"/>
      <text:p text:style-name="P4">SharkNet ist in erster Linie dezentral, weil es das dezentrale Framework SharkFW verwendet. Das Interessensystem und die Kommunikation via NFC oder Wifi-Direct sind im SharkFW implementiert. <text:span text:style-name="T6">//TODO WEITERE SHARKFW FUNKTIONEN AUFZÄHLEN UND REFERENZIEREN</text:span></text:p>
      <text:p text:style-name="P4"/>
      <text:p text:style-name="P4">In einem Zentralen System kommunizieren die einzelnen Geräte über einen Server. Dieser Server erhält und verteilt alle Informationen der Geräte. Die Betreiber eines solchen Servers können diese Daten, im Rahmen bestimmter Beschlüsse, Allgemeiner Geschäftsbedingungen oder anderer rechtlicher Grundlagen verwenden, analysieren oder verkaufen um somit Profite zu <text:s/>generieren. Unbeachtet der Tatsache, dass viele Serverbetreiber außerhalb des gesetzlichen Rahmens Datenmissbrauch begehen oder Server gehackt werden und dann die gesamte Kundendatenbanken auf dem Schwarzmark verkauft wird. </text:p>
      <text:p text:style-name="P6"/>
      <text:p text:style-name="P2">Wie können die Schülerinnen und Schüler bei ihren Hausaufgaben unterstützt werden?</text:p>
      <text:p text:style-name="P4"/>
      <text:p text:style-name="P4">Viele Schülerinnen und Schüler organisieren heutzutage ihre Hausaufgaben über Mobile-Anwendungen wie z.B. WhatsApp. Gruppenchats werden erzeugt und eine bestimmte Auswahl von Klassenmitgliedern wird eingeladen und diese beteiligen sich dann mehr oder weniger am Hausaufgabengeschehen innerhalb dieser Gruppe. Der Nachteil bei dieser Art der Hausaufgabenorganisation ist die fehlende Struktur. Die Aufgabenstellungen und mögliche Lösungen werden abfotografiert und in den Gruppenchat geladen, zusätzlich wird chaotisch diskutiert oder gechattet. Innerhalb eines Klassenchats mit beliebiger Mitgliederanzahl vermischen sich Aufgabenstellungen und Lösungen verschiedenster Personen und verschiedenster Qualität mit teilweise massenhaften Textnachrichten. </text:p>
      <text:p text:style-name="P4"/>
      <text:p text:style-name="P4">Ein Hauptziel der zu entwickelnden Hausaufgabenheft-Anwendung für Schülerinnen und Schüler wird die Strukturierung und Organisation dieser Informationen sein. Unter Umständen lernen die Schülerinnen und Schüler die Vorteile einer strukturierten Organisation der Hausaufgaben zu schätzen und nutzen in ihrem weiteren Lebensverlauf wiederholt Strukturen und Organisationsmethoden für ihr Aufgaben- und Zeitmanagement, dann würde die Hausaufgabenheft-Anwendung zusätzlich zur strukturierenden, auch eine Vorbild Funktionalität innehaben. </text:p>
      <text:p text:style-name="P4"/>
      <text:p text:style-name="P3">Analyse der Anwendungsfälle:</text:p>
      <text:p text:style-name="P3"/>
      <text:p text:style-name="P4">Anwendungsfälle werden sehr früh im Softwareentwicklungsprozess aufgestellt. In der Phase der Softwarespezifikationen, speziell während der Auffindung von Anforderungen, werden verschiedenste Nutzungsszenarien kreiert, welche dann später zu Spezifikationen ausformuliert werden können. Ein Nutzungsszenario oder Anwendungsfall beschreibt eine Aktion die ein Benutzer, im Falle der <text:soft-page-break/>Hausaufgabenheft-Anwendung die Schülerinnen und Schüler, am System ausführen kann. Ein Anwendungsfall für eine Hausaufgabenheft-Anwendung ist z.B. eine Schülerin oder ein Schüler, in der Use-Case UML Notation sind Strichmännchen als Symbole für die Benutzer festgelegt, erstellt seinen Wochenstundenplan. Die UML Diagramme zu den einzelnen Use-Cases befinden sich im Anhang der Arbeit. </text:p>
      <text:p text:style-name="P4"/>
      <text:p text:style-name="P4">Eine Schülerin oder ein Schüler:</text:p>
      <text:p text:style-name="P4"/>
      <text:list xml:id="list555735511732275057" text:style-name="L3">
        <text:list-item>
          <text:p text:style-name="P12"><text:s/>… erstellt seinen Wochenstundenplan.</text:p>
        </text:list-item>
        <text:list-item>
          <text:p text:style-name="P12"><text:s/>… erstellt eine Unterrichtsstunde.</text:p>
        </text:list-item>
        <text:list-item>
          <text:p text:style-name="P12"><text:s/>… verknüpft die Unterrichtsstunde mit einem Lehrer, einem Raum und einer Wiederholbarkeit</text:p>
        </text:list-item>
        <text:list-item>
          <text:p text:style-name="P12"><text:s/>… ordnet die Unterrichtsstunde zeitlich in den Wochenstundenplan ein.</text:p>
        </text:list-item>
        <text:list-item>
          <text:p text:style-name="P12"><text:s/>… trägt Unterrichtsstunden für verschiedene Wochentage ein.</text:p>
        </text:list-item>
        <text:list-item>
          <text:p text:style-name="P12"><text:s/>… wechselt zwischen den verschiedenen Wochentagen des Wochenstundenplans mit einer Fingergeste.</text:p>
        </text:list-item>
        <text:list-item>
          <text:p text:style-name="P12"><text:s/>… sieht sich das Hausaufgabenheft an und blättert die einzelnen Seiten mit einer Fingergeste um.</text:p>
        </text:list-item>
        <text:list-item>
          <text:p text:style-name="P12"><text:s/>… blättert an den Anfang/das Ende des Hausaufgabenhefts.</text:p>
        </text:list-item>
        <text:list-item>
          <text:p text:style-name="P12"><text:s/>… blättert eine Woche im Hausaufgabenheft vor/zurück.</text:p>
        </text:list-item>
        <text:list-item>
          <text:p text:style-name="P12"><text:s/>… stellt fest, dass an diesem Tag kein Unterricht stattfindet.</text:p>
        </text:list-item>
        <text:list-item>
          <text:p text:style-name="P12"><text:s/>… erstellt eine Hausaufgabe.</text:p>
        </text:list-item>
        <text:list-item>
          <text:p text:style-name="P12"><text:s/>… erzeugt einen Chat zu einer Hausaufgabe.</text:p>
        </text:list-item>
        <text:list-item>
          <text:p text:style-name="P12"><text:s/>… fotografiert eine Aufgabenstellung oder Lösung.</text:p>
        </text:list-item>
        <text:list-item>
          <text:p text:style-name="P12"><text:s/>… verknüpft ein/mehrere Foto/s einer Aufgabenstellung oder Lösung mit einer Hausaufgabe.</text:p>
        </text:list-item>
        <text:list-item>
          <text:p text:style-name="P12"><text:s/>… bewertet die Qualität der fotografierten Ressource.</text:p>
        </text:list-item>
      </text:list>
      <text:p text:style-name="P4"/>
      <text:p text:style-name="P4">Eine dritte Person(Lehrer, Entwickler oder ein andrer):</text:p>
      <text:list xml:id="list31688070" text:continue-numbering="true" text:style-name="L3">
        <text:list-item>
          <text:p text:style-name="P12"><text:s/>gibt die Metadaten der Schule an.</text:p>
        </text:list-item>
      </text:list>
      <text:p text:style-name="P4"/>
      <text:p text:style-name="P4">Anwendungsfälle in denen die Schülerinnen und Schüler ihre Hausaufgaben oder Stundenpläne mit anderen Synchronisieren oder eine Auflistung aller Anwendungsfälle der verwendeten Chat-Funktionalität werden in dieser Bachelorarbeit nicht genauer beschrieben, weil sowohl die Synchronisierung, als auch die Chat-Funktionalitäten nicht direkt Teil der Bachelorarbeit sind. Die Hausaufgabenheft-Anwendung soll auch mit anderen Hausaufgabenheft-Anwendung synchronisiert werden können, jedoch geschieht dies auf Basis der Synchronisierung im SharkFW und die Chat-Funktionalität ist Teil des SharkNet und wird in der Hausaufgabenheft-Anwendung genutzt, aber nicht im Rahmen dieser Bachelorarbeit entwickelt. </text:p>
      <text:p text:style-name="P4"/>
      <text:p text:style-name="P3"/>
      <text:p text:style-name="P3"/>
      <text:p text:style-name="P3"/>
      <text:p text:style-name="P2"><text:soft-page-break/>Analyse ähnlicher Softwarelösungen:</text:p>
      <text:p text:style-name="P1"/>
      <text:p text:style-name="P4">Der folgende Abschnitt handelt von der Analyse und Bewertung drei verschiedener Softwarelösungen, welche alle ein Hausaufgabenheft realisieren. Die Auswahl dieser 3 Anwendungen erfolgte auf Grund der durchschnittlichen GooglePlay Store Bewertung, der Freiverkäuflichkeit, und der Downloadzahlen. Die Bewertung dieser drei Anwendungen wird an Hand eigens definierter Bewertungskriterien durchgeführt. Ziel dieser Softwareanalyse ähnlicher Softwarelösungen ist es, Inspirationen für neue Anwendungsfälle und somit Inspiration für neue Spezifikationen und Funktionalitäten zu erzeugen. </text:p>
      <text:p text:style-name="P4"><text:s text:c="5"/></text:p>
      <text:p text:style-name="P2">Definition der teilweise subjektiven Bewertungskriterien</text:p>
      <text:p text:style-name="P2"/>
      <text:p text:style-name="P4">Die zu untersuchende Anwendung sollte:</text:p>
      <text:p text:style-name="P4"/>
      <text:list xml:id="list8815409649809709583" text:style-name="L4">
        <text:list-item>
          <text:p text:style-name="P13">… ohne besondere Vorkenntnisse benutzbar sein.</text:p>
        </text:list-item>
        <text:list-item>
          <text:p text:style-name="P13">… nicht abstürzen.</text:p>
        </text:list-item>
        <text:list-item>
          <text:p text:style-name="P13">… die Informationen persistent speichern.</text:p>
        </text:list-item>
        <text:list-item>
          <text:p text:style-name="P13">… das Fotografieren der Hausaufgaben unterstützen.</text:p>
        </text:list-item>
        <text:list-item>
          <text:p text:style-name="P13">… einen Erstellung des Stundenplans ermöglichen.</text:p>
        </text:list-item>
        <text:list-item>
          <text:p text:style-name="P13">… den Stundenplan mit anderen Teilen können.</text:p>
        </text:list-item>
      </text:list>
      <text:p text:style-name="P1"/>
      <text:p text:style-name="P2">Anwendung 1:</text:p>
      <text:list xml:id="list5921840222797689129" text:style-name="L5">
        <text:list-item>
          <text:p text:style-name="P14">Anwendungsname „Hausaufgaben“</text:p>
        </text:list-item>
        <text:list-item>
          <text:p text:style-name="P14">Herausgeber „Klwinkel.com“</text:p>
        </text:list-item>
        <text:list-item>
          <text:p text:style-name="P14">Bewertung im GooglePlay Store „4,3 Sterne“</text:p>
        </text:list-item>
        <text:list-item>
          <text:p text:style-name="P14">Downloadzahlen „ungefähr 1 Millionen“</text:p>
        </text:list-item>
      </text:list>
      <text:p text:style-name="P4"/>
      <text:p text:style-name="P4">Die Navigation zwischen den einzelnen Aktivitäten(Activities) der Anwendung ist mit dem Navigation Drawer des Android Frameworks realisiert. Folgende Aktivitäten können mittels des Navigation Drawer aktiviert werden: Neue Hausaufgabe, Vertretugnsplan, Notenliste, Schul-Website, Stundenplan, Fächer, Uhrzeiten, Ferien, Sichern und Wiederherstellen, Einstellungen, Was gibt’s neues und Hilfe. Die Komponenten des Android Frameworks, Aktivitäten, Navigation Drawer, Layouts etc. werden später erklärt. </text:p>
      <text:p text:style-name="P4"/>
      <text:p text:style-name="P4">Die einzelnen Unterrichtsfächer werden in der Aktivität „Fächer“ definiert. Einem Fach können verschiedene Eigenschaften zugeschrieben werden. Die Eigenschaften lauten: Name des Fachs, Abkürzung des Namens des Fachs, Farbe des Fachs, Kontakt, Telefonnummer des Kontakts und eine E-Mail Adresse des Kontakts. Nachdem ein Fach erstellt wurde wird <text:s/>ein Layout generiert. Der Hintergrund des Layouts passt sich der gewählten Farbe des Fachs an. Das generierte Layout zeigt den Namen des Fachs, das Kürzel des Fachs, den Namen des Kontakts, die Telefonnummer des Kontakts und die E-Mail Adresse des Kontaktes an. Für jedes <text:soft-page-break/>erstellte Fach wird ein eigenes Layout generiert. Jedes dieser Layouts wird in Form einer Liste in der Kategorie „Fächer“ angezeigt und steht dort für weitere Bearbeitung, Ansicht oder zum Entfernen bereit.</text:p>
      <text:p text:style-name="P4"/>
      <text:p text:style-name="P4">Mehrere Wochenstundenpläne können in der Aktivität „Stundenplan“ erstellt werden. </text:p>
      <text:p text:style-name="P4">Ein Stundenplan hat folgende Eigenschaften: Eine Beschreibung, ein Anfangsdatum, ein Enddatum, eine Priorität und eine Art des Stundenplans. Die Priorität ist eine Zahl und kann vom Benutzer eingegeben werden. Eine Validierung der Priorität wird nicht vorgenommen und damit ist die Eingabe der Priorität ein Absturzfaktor der Anwendung. Eine beliebig große natürliche Zahl kann eingetragen werden und die Anwendung wird, ab einer bestimmten Zahlengröße, abgebrochen. Eine Einschränkung der Eingabe wäre erforderlich, um den Absturz zu verhindern. Die Art des Stundenplans bestimmt die Wiederholbarkeit des Stundenplans. Einwöchige Stundenpläne, zweiwöchige Stundenpläne, dreiwöchige Stundenpläne, vierwöchige Stundenpläne, 10-wöchige Stundenpläne und rotierende Stundenpläne können erstellt werden. Alle Stundenplan Arten außer dem einwöchigen Stundenplan erhalten noch 2 zusätzliche Eigenschaften, eine Wochenreihenfolge und eine Option ob die Ferien ignoriert werden sollen oder nicht. </text:p>
      <text:p text:style-name="P4"/>
      <text:p text:style-name="P4">Beispiel Art des Stundenplans: Ein dreiwöchiger Stundenplan wird ausgewählt, dann können drei verschiedene Wochenstundenpläne erstellt werden. Die Wochenreihenfolge legt fest, wann welcher dieser Wochenstundenpläne verwendet werden soll. Bei einer Wochenreihenfolge von „11223“ wird der erste Wochenstundenplan die ersten zwei Wochen verwendet dann wird der zweite Wochenstundenplan zwei Wochen verwendet und dann wird der dritte Wochenstundenplan einmal verwendet und die Rotation beginnt von vorn. Ist die Option Ferien ignorieren ausgewählt, dann wird auch in einer Ferienwoche ein Wochenstundenplan verwendet und die Wochenreihenfolge wird pro vergangener Ferienwoche verschoben. </text:p>
      <text:p text:style-name="P4"/>
      <text:p text:style-name="P4">Die Stundenplan Aktivität benutzt die vorher erstellten „Fächer“, um einen konkreten Wochenstundenplan festzulegen. Wird ein neuer Wochenstundenplan erstellt dann ist auf dem Bildschirm des Smartphones eine Matrix der Form [10m x 5n], wobei m für Zeilen und n für Spalten steht, dargestellt. Die Spalten der Matrix sind durchnummeriert. In der ersten Zeile einer jeden Spalte steht eine 1 und in der letzten Zeile einer jeden Spalte steht eine 10. Durch das Tippen auf die jeweiligen Zahlen in der Matrix, kann eine entsprechende Stunde bearbeitet werden. Eine Stunde im Stundenplan definiert sich über folgende Eigenschaften: Einen Wochentag, eine Schulstunde(1. Bis 10. Stunde), Auswahl eines der erstellten Fächer, eine Anfangszeit der Stunde, ein Endzeit der Stunde, ein Klassenzimmer, ein Kontakt, eine Kontakt Telefonnummer und eine E-Mail Adresse des Kontakts. Wird ein Fach ausgewählt bei dem die Kontaktinformationen vermerkt sind, dann werden die vorhandenen Kontaktinformationen automatisch in die entsprechenden Eingabefelder für die Eigenschaften geladen. <text:s text:c="2"/></text:p>
      <text:p text:style-name="P4"/>
      <text:p text:style-name="P4"><text:soft-page-break/>Ist eine Stunde im Stundenplan definiert dann wird die Zahl in der Matrix ersetzt durch eine kleinere Variante des „Fächer“ Layouts. Die Hintergrundfarbe des Layouts ist an die voreingestellte Farbe des Fachs angepasst, das Kürzel des Fächernamens wird angezeigt, sowie die Startzeit und die Endzeit der Stunde. Die erneute Bearbeitung der Stunde wird durch berühren aktiviert. </text:p>
      <text:p text:style-name="P4"/>
      <text:p text:style-name="P4">Anfangs und Endzeiten der einzelnen Stunden können nicht nur als Eigenschaften definiert werden, die Anwendung bietet eine Aktivität, welche die Standardwerte(default) der ersten bis zur zehnten Stunde festlegt. Wird eine Stunde im Stundenplan neu festgelegt, dann werden die Zeiten dieser Stunde mit den Standardwerten vorbelegt, diese können für die einzelne Stunde trotzdem überschrieben werden. </text:p>
      <text:p text:style-name="P4"/>
      <text:p text:style-name="P4">Hausaufgaben werden einzeln definiert und werden einem Fach und einem Datum zugewiesen. Eine Hausaufgabe kann als Prüfung deklariert werden und ein Alarm für diese Prüfung oder Hausaufgabe kann festgelegt werden. Ist die Hausaufgabe als Prüfung deklariert, dann ist es zusätzlich möglich dieser Prüfung eine Note zuzuweisen. Diese Note wird dann in einem Notensatz bzw. Notenliste eingetragen und kann über die Aktivität „Notenliste“ angesehen oder bearbeitet werden. In der Notenlistenaktivität werden auch automatisch die Durchschnitte der einzelnen Fächer berechnet und der Gesamtdurchschnitt aller Fächer. Bezieht sich die Hausaufgabe auf ein Buch, wobei dies nicht explizit festgelegt werden kann, dann existieren folgende Eigenschaften: Eine Kapitel-Bezeichnung, eine Seitennummer und eine Beschreibung des Kapitels. Fotos und Dokumente können aus der Galerie oder dem Speicher mit der Hausaufgabe direkt verknüpft werden und Fotos können auch direkt aus der Anwendung heraus aufgenommen werden. Eine Hausaufgabe kann mit genau einem Dokument und genau einem Foto versehen werden.</text:p>
      <text:p text:style-name="P4"/>
      <text:p text:style-name="P4">Eingetragene Hausaufgaben können dann in der Hausaufgabenansicht angezeigt, bearbeitet oder abgeschlossen werden. In dieser Ansicht werden nur die einzelnen Hausaufgaben und deren Fälligkeitsdaten dargestellt. Eingetragene Prüfungen, mit ihren Fälligkeitsdaten, könne in der Prüfungsansicht angezeigt werden. </text:p>
      <text:p text:style-name="P4"/>
      <text:p text:style-name="P4">Die Schulwebsite ist durch eine eigene Aktivität erreichbar. Ein konkrete URL der Schulwebsite muss zuvor festgelegt werden, dann können die Schülerinnen und Schüler schnell, von ihrem Smartphone oder Tablet, auf die Schulwebsite navigieren. Die URL muss nicht eingetragen werden, die Benutzer navigieren mit einem Browser, der sich aus der Anwendung öffnet, zu der gewünschten Schulwebsite und speichern diese dann als Favorit ab. Wird die Aktivität dann beim nächsten mal geöffnet, wird nicht mehr der Browser angezeigt sondern die referenzierte URL.</text:p>
      <text:p text:style-name="P4"/>
      <text:p text:style-name="P4">Pro und Kontra der Anwendung 1:</text:p>
      <text:p text:style-name="P4"/>
      <text:p text:style-name="P4">Kontra:</text:p>
      <text:list xml:id="list4833231715623259000" text:style-name="L6">
        <text:list-item>
          <text:p text:style-name="P15">Keine Verifizierung bei der Eingabe der Priorität, kann zum Absturz der <text:soft-page-break/>Anwendung führen</text:p>
        </text:list-item>
        <text:list-item>
          <text:p text:style-name="P15">Eine Hausaufgabe kann nur mit maximal einem Foto und einem Dokument verknüpft werden</text:p>
        </text:list-item>
        <text:list-item>
          <text:p text:style-name="P15">Die Anfangs und Endzeiten der Unterrichtsstunden können von den Schülerinnen und Schülern festgelegt werden, es findet keine Einschränkung oder Verifikation der Zeiten Auswahl statt, die erste Stunde kann um 10 Uhr beginnen und um 9 Uhr enden</text:p>
        </text:list-item>
        <text:list-item>
          <text:p text:style-name="P15">Eine Pro Version muss gekauft werden, um die ständige Werbung zu deaktivieren</text:p>
        </text:list-item>
      </text:list>
      <text:p text:style-name="P4"/>
      <text:p text:style-name="P4"/>
      <text:p text:style-name="P4">Pro:</text:p>
      <text:list xml:id="list5744283585261366658" text:style-name="L7">
        <text:list-item>
          <text:p text:style-name="P16">Ein Alarmton für die baldige Fälligkeit von Hausaufgaben und Prüfungen</text:p>
        </text:list-item>
        <text:list-item>
          <text:p text:style-name="P16">Referenzierung der Schulwebsite</text:p>
        </text:list-item>
        <text:list-item>
          <text:p text:style-name="P16">Prüfungsverwaltung mit dazugehörigen Notenlisten</text:p>
        </text:list-item>
        <text:list-item>
          <text:p text:style-name="P16">Notenliste berechnet den Gesamtdurchschnitt aller Fächer und den Durchschnitt jedes einzelnen Fachs</text:p>
        </text:list-item>
        <text:list-item>
          <text:p text:style-name="P16">Wiedererkennbarkeit der Fächer durch Farbvergebung</text:p>
        </text:list-item>
        <text:list-item>
          <text:p text:style-name="P16">Wochenstundenplan verwendet bereits erstellte Fächer</text:p>
        </text:list-item>
        <text:list-item>
          <text:p text:style-name="P16">Eine Tages und eine Wochenansicht</text:p>
        </text:list-item>
        <text:list-item>
          <text:p text:style-name="P16">Separate Ansichten für alle Hausaufgaben und Prüfungen mit Fälligkeitsdaten </text:p>
        </text:list-item>
        <text:list-item>
          <text:p text:style-name="P16">Hausaufgaben und Prüfungen können mit einem Fotos und einem Dokumenten verknüpft werden</text:p>
        </text:list-item>
        <text:list-item>
          <text:p text:style-name="P16">Ein Unterrichtsfach hat einen Kontaktnamen, eine E-Mail Adresse des Kontaktes und eine Telefonnummer des Kontaktes</text:p>
        </text:list-item>
        <text:list-item>
          <text:p text:style-name="P16">Navigation Drawer dadurch wirkt die Navigation durch die einzelnen Bestandteile der Anwendung sehr vereinfacht und intuitiv. </text:p>
          <text:p text:style-name="P16"/>
        </text:list-item>
      </text:list>
      <text:p text:style-name="P4"/>
      <text:p text:style-name="P2">Anwendung 2:</text:p>
      <text:list xml:id="list31697224" text:continue-list="list5921840222797689129" text:style-name="L5">
        <text:list-item>
          <text:p text:style-name="P14">Anwendungsname „SchoolManager2.0“</text:p>
        </text:list-item>
        <text:list-item>
          <text:p text:style-name="P14">Herausgeber „Thinc.easy“</text:p>
        </text:list-item>
        <text:list-item>
          <text:p text:style-name="P14">Bewertung im GooglePlay Store „4,3 Sterne“</text:p>
        </text:list-item>
        <text:list-item>
          <text:p text:style-name="P14">Downloadzahlen „ungefähr 500“</text:p>
        </text:list-item>
      </text:list>
      <text:p text:style-name="P4"/>
      <text:p text:style-name="P4">Die Navigation zwischen den einzelnen Aktivitäten ist mit Android Navigation Drawer realisiert. Folgende Aktivitäten können mittels des Navigation Drawer aktiviert werden: Home, Stundenplan, Hausaufgaben, Meine Schule und Einstellungen. </text:p>
      <text:p text:style-name="P4"/>
      <text:p text:style-name="P4">Home Aktivität</text:p>
      <text:p text:style-name="P4">Dies ist die Startseite der Anwendung. Die Startseite zeigt allgemeine Neuigkeiten an und aktuell welche Schulen im SchoolManager2.0 aufgenommen wurden. Befindet <text:soft-page-break/>man sich auf dieser Seite während noch keine Unterrichtsfächer erstellt wurden, dann gibt es dort die Option Stundenplan erstellen und ein feste Auswahl von vordefinierten Fächernamen steht einem zur Verfügung. Die ausgewählten Stunden werden anschließend mit zusätzlichen Eigenschaften versehen, z.B. Unterrichtsbezeichnung, Unterrichtskürzel, Lehrernamen, Kürzel des Lehrernamens, Farben für den Text und den Hintergrund des Unterrichtsfachs, Klassenräumen, in welchen Stunden das Unterrichtsfach stattfindet, an welchen Wochentagen diese Stunden anfallen. Es können beliebig viele Wochenstunden einer Unterrichtsstunde eingetragen werden. Die angelegten Unterrichtsstunden werden automatisch in der Stundenplan Aktivität eingetragen. </text:p>
      <text:p text:style-name="P4"/>
      <text:p text:style-name="P4">Stundenplan Aktivität</text:p>
      <text:p text:style-name="P4">Die Stundenplan Aktivität ist unterteilt in zwei Hauptaufgaben, alle Unterrichtsfächer werden in dieser Aktivität erstellt, bearbeitet, gelöscht oder angezeigt und die Unterrichtsfächer werden in einem Stundenplan angezeigt. Die Eigenschaften der Fächer, die in der Home Aktivität festgelegt werden konnten, sind in der Stundenplan Aktivität ebenfalls auswählbar. Unterrichtsfächer die in den Stundenplan eingetragen sind werden mit den vordefinierten Farben und dem Kürzel der Unterrichtsbezeichnung angezeigt. <text:s/></text:p>
      <text:p text:style-name="P4"/>
      <text:p text:style-name="P4">Pro und Kontra der Anwendung 1:</text:p>
      <text:p text:style-name="P4"/>
      <text:p text:style-name="P4">Kontra:</text:p>
      <text:list xml:id="list4245753657894995903" text:style-name="L8">
        <text:list-item>
          <text:p text:style-name="P17">Eine Überschneidung der Unterrichtsstunden ist möglich, Unterrichtsstunden können unbeabsichtigt verdeckt werden</text:p>
        </text:list-item>
        <text:list-item>
          <text:p text:style-name="P17">Nur Farbe und Kürzel der Unterrichtsstunde werden in der Stundenplan Übersicht angezeigt, obwohl noch genug Platz besteht</text:p>
        </text:list-item>
        <text:list-item>
          <text:p text:style-name="P17">Verschiedene Stunden können gleiche Farben haben</text:p>
        </text:list-item>
        <text:list-item>
          <text:p text:style-name="P17">Farbe des Hintergrundes und des Textes kann gleich gewählt werden und man kann den Text nicht mehr erkennen</text:p>
        </text:list-item>
        <text:list-item>
          <text:p text:style-name="P17">Beginn und Ende der Unterrichtsstunden wird weder angezeigt noch festgelegt</text:p>
        </text:list-item>
        <text:list-item>
          <text:p text:style-name="P17">Eine Unterrichtsstunde muss explizit gespeichert werden, passiert nicht automatisch bei Änderung</text:p>
        </text:list-item>
        <text:list-item>
          <text:p text:style-name="P17">Das erstellen eines neuen Stundenplans überschreibt den alten mit allen Fächern</text:p>
        </text:list-item>
      </text:list>
      <text:p text:style-name="P4"/>
      <text:p text:style-name="P4"/>
      <text:p text:style-name="P4"/>
      <text:p text:style-name="P4"/>
      <text:p text:style-name="P3">Was macht ein gutes Hausaufgabenheft aus?</text:p>
      <text:p text:style-name="P3"/>
      <text:p text:style-name="P4">Die in diesem Abschnitt definierte Darstellung der Eigenschaften eines guten Hausaufgabenheftes ist subjektiv und wird an Hand der in <text:span text:style-name="T6">...1.2 </text:span>bestimmten Kriterien vorgenommen. </text:p>
      <text:p text:style-name="P4"><text:soft-page-break/></text:p>
      <text:p text:style-name="P4">Prüfungen und Hausaufgaben werden getrennt behandelt usw.</text:p>
      <text:p text:style-name="P4"/>
      <text:p text:style-name="P4">Aus diesen Eigenschaften lassen sich wiederum neue Use-Cases und Spezifikationen Formulieren.</text:p>
      <text:p text:style-name="P4"/>
      <text:p text:style-name="P4">Use-Cases: ...</text:p>
      <text:p text:style-name="P4"/>
      <text:p text:style-name="P3">Formulierung weiterer Anwendungsfälle auf Grund der Analyse ähnlicher Softwarelösung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8-03T08:17:05.23</meta:creation-date>
    <meta:editing-duration>PT3H36M5S</meta:editing-duration>
    <meta:editing-cycles>4</meta:editing-cycles>
    <meta:generator>OpenOffice/4.1.2$Win32 OpenOffice.org_project/412m3$Build-9782</meta:generator>
    <dc:date>2016-08-03T11:52:25.98</dc:date>
    <meta:document-statistic meta:table-count="0" meta:image-count="0" meta:object-count="0" meta:page-count="11" meta:paragraph-count="124" meta:word-count="3229" meta:character-count="25055"/>
    <meta:user-defined meta:name="Info 1"/>
    <meta:user-defined meta:name="Info 2"/>
    <meta:user-defined meta:name="Info 3"/>
    <meta:user-defined meta:name="Info 4"/>
  </office:meta>
</office:document-meta>
</file>